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>
      <style:paragraph-properties fo:text-align="center" style:justify-single-word="false"/>
      <style:text-properties officeooo:paragraph-rsid="00153058"/>
    </style:style>
    <style:style style:name="T1" style:family="text">
      <style:text-properties officeooo:rsid="00153058"/>
    </style:style>
    <style:style style:name="T2" style:family="text">
      <style:text-properties fo:font-weight="normal" officeooo:rsid="00153058" style:font-weight-asian="normal" style:font-weight-complex="normal"/>
    </style:style>
    <style:style style:name="T3" style:family="text">
      <style:text-properties fo:font-weight="bold" officeooo:rsid="0015305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5305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Strong_20_Emphasis"><text:span text:style-name="T4">C++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Variables hold data that can be manipulated during program execution.</text:p>
        </text:list-item>
        <text:list-item>
          <text:p text:style-name="P2">Declared with a data type and an optional name.</text:p>
        </text:list-item>
        <text:list-item>
          <text:p text:style-name="P1">Example: <text:span text:style-name="Source_20_Text">int num;</text:span>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Basic types: <text:span text:style-name="Source_20_Text">int</text:span>, <text:span text:style-name="Source_20_Text">float</text:span>, <text:span text:style-name="Source_20_Text">char</text:span>, <text:span text:style-name="Source_20_Text">double</text:span>.</text:p>
        </text:list-item>
        <text:list-item>
          <text:p text:style-name="P4">Derived types: <text:span text:style-name="Source_20_Text">arrays</text:span>, <text:span text:style-name="Source_20_Text">pointers</text:span>, <text:span text:style-name="Source_20_Text">references</text:span>, <text:span text:style-name="Source_20_Text">structures</text:span>, <text:span text:style-name="Source_20_Text">classes</text:span>.</text:p>
        </text:list-item>
        <text:list-item>
          <text:p text:style-name="P3">User-defined types: <text:span text:style-name="Source_20_Text">enum</text:span>, <text:span text:style-name="Source_20_Text">typedef</text:span>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Relational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6">Logical: <text:span text:style-name="Source_20_Text">&amp;&amp;</text:span>, <text:span text:style-name="Source_20_Text">||</text:span>, <text:span text:style-name="Source_20_Text">!</text:span>.</text:p>
        </text:list-item>
        <text:list-item>
          <text:p text:style-name="P6">Bitwise: <text:span text:style-name="Source_20_Text">&amp;</text:span>, <text:span text:style-name="Source_20_Text">|</text:span>, <text:span text:style-name="Source_20_Text">^</text:span>, <text:span text:style-name="Source_20_Text">~</text:span>, <text:span text:style-name="Source_20_Text">&lt;&lt;</text:span>, <text:span text:style-name="Source_20_Text">&gt;&gt;</text:span>.</text:p>
        </text:list-item>
        <text:list-item>
          <text:p text:style-name="P5">Assignment: 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switch</text:span> statement for multi-case selection.</text:p>
        </text:list-item>
        <text:list-item>
          <text:p text:style-name="P8"><text:span text:style-name="Source_20_Text">for</text:span>, <text:span text:style-name="Source_20_Text">while</text:span>, <text:span text:style-name="Source_20_Text">do-while</text:span> loops for iteration.</text:p>
        </text:list-item>
        <text:list-item>
          <text:p text:style-name="P7"><text:span text:style-name="Source_20_Text">break</text:span> and <text:span text:style-name="Source_20_Text">continue</text:span> statements for loop control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Modularize code by defining functions.</text:p>
        </text:list-item>
        <text:list-item>
          <text:p text:style-name="P10">Functions can have parameters and return values.</text:p>
        </text:list-item>
        <text:list-item>
          <text:p text:style-name="P9">Declaration syntax: <text:span text:style-name="Source_20_Text">return_type function_name(parameters);</text:span>.</text:p>
        </text:list-item>
      </text:list>
      <text:p text:style-name="Text_20_body"><text:span text:style-name="Strong_20_Emphasis">Classes and Objects:</text:span></text:p>
      <text:list text:style-name="L6">
        <text:list-item>
          <text:p text:style-name="P12">Used for creating user-defined data types.</text:p>
        </text:list-item>
        <text:list-item>
          <text:p text:style-name="P12">Classes contain data members and member functions.</text:p>
        </text:list-item>
        <text:list-item>
          <text:p text:style-name="P12">Objects are instances of classes.</text:p>
        </text:list-item>
        <text:list-item>
          <text:p text:style-name="P11">Encapsulation, inheritance, and polymorphism are key concepts.</text:p>
        </text:list-item>
      </text:list>
      <text:p text:style-name="Text_20_body"><text:span text:style-name="Strong_20_Emphasis">Inheritance:</text:span></text:p>
      <text:list text:style-name="L7">
        <text:list-item>
          <text:p text:style-name="P14">Allows a class to inherit properties and behavior from another class.</text:p>
        </text:list-item>
        <text:list-item>
          <text:p text:style-name="P13">Types: single, multiple, hierarchical, multilevel, hybrid.</text:p>
        </text:list-item>
      </text:list>
      <text:p text:style-name="Text_20_body"><text:span text:style-name="Strong_20_Emphasis">Polymorphism:</text:span></text:p>
      <text:list text:style-name="L8">
        <text:list-item>
          <text:p text:style-name="P16"><text:soft-page-break/>Allows objects of different classes to be treated as objects of a common base class.</text:p>
        </text:list-item>
        <text:list-item>
          <text:p text:style-name="P15">Achieved through function overloading and virtual functions.</text:p>
        </text:list-item>
      </text:list>
      <text:p text:style-name="Text_20_body"><text:span text:style-name="Strong_20_Emphasis">Templates:</text:span></text:p>
      <text:list text:style-name="L9">
        <text:list-item>
          <text:p text:style-name="P18">Used for creating generic classes and functions.</text:p>
        </text:list-item>
        <text:list-item>
          <text:p text:style-name="P17">Allow types to be parameterized.</text:p>
        </text:list-item>
      </text:list>
      <text:p text:style-name="Text_20_body"><text:span text:style-name="Strong_20_Emphasis">STL (Standard Template Library):</text:span></text:p>
      <text:list text:style-name="L10">
        <text:list-item>
          <text:p text:style-name="P20">Collection of classes and functions for common data structures and algorithms.</text:p>
        </text:list-item>
        <text:list-item>
          <text:p text:style-name="P19">Includes containers (vector, list, map, etc.) and algorithms (sorting, searching, etc.).</text:p>
        </text:list-item>
      </text:list>
      <text:p text:style-name="Text_20_body"><text:span text:style-name="Strong_20_Emphasis">Exception Handling:</text:span></text:p>
      <text:list text:style-name="L11">
        <text:list-item>
          <text:p text:style-name="P22">Mechanism for handling errors and abnormal conditions.</text:p>
        </text:list-item>
        <text:list-item>
          <text:p text:style-name="P21"><text:span text:style-name="Source_20_Text">try</text:span>, <text:span text:style-name="Source_20_Text">catch</text:span>, <text:span text:style-name="Source_20_Text">throw</text:span>, <text:span text:style-name="Source_20_Text">finally</text:span> keywords used for exception handling.</text:p>
        </text:list-item>
      </text:list>
      <text:p text:style-name="Text_20_body"><text:span text:style-name="Strong_20_Emphasis">File Handling:</text:span></text:p>
      <text:list text:style-name="L12">
        <text:list-item>
          <text:p text:style-name="P24"><text:span text:style-name="Source_20_Text">fstream</text:span> library for file I/O operations.</text:p>
        </text:list-item>
        <text:list-item>
          <text:p text:style-name="P23"><text:span text:style-name="Source_20_Text">ifstream</text:span>, <text:span text:style-name="Source_20_Text">ofstream</text:span>, <text:span text:style-name="Source_20_Text">fstream</text:span> classes for input, output, and both.</text:p>
        </text:list-item>
      </text:list>
      <text:p text:style-name="Text_20_body"><text:span text:style-name="Strong_20_Emphasis">Namespaces:</text:span></text:p>
      <text:list text:style-name="L13">
        <text:list-item>
          <text:p text:style-name="P26">Used for organizing code into logical groups.</text:p>
        </text:list-item>
        <text:list-item>
          <text:p text:style-name="P25">Prevents naming conflicts between different parts of a program.</text:p>
        </text:list-item>
      </text:list>
      <text:p text:style-name="Text_20_body"><text:span text:style-name="Strong_20_Emphasis">Smart Pointers:</text:span></text:p>
      <text:list text:style-name="L14">
        <text:list-item>
          <text:p text:style-name="P28"><text:span text:style-name="Source_20_Text">unique_ptr</text:span>, <text:span text:style-name="Source_20_Text">shared_ptr</text:span>, <text:span text:style-name="Source_20_Text">weak_ptr</text:span> for automatic memory management.</text:p>
        </text:list-item>
        <text:list-item>
          <text:p text:style-name="P27">Help prevent memory leaks and dangling pointers.</text:p>
        </text:list-item>
      </text:list>
      <text:p text:style-name="Text_20_body"><text:span text:style-name="Strong_20_Emphasis">Lambda Expressions:</text:span></text:p>
      <text:list text:style-name="L15">
        <text:list-item>
          <text:p text:style-name="P30">Anonymous functions used for inline function definitions.</text:p>
        </text:list-item>
        <text:list-item>
          <text:p text:style-name="P29">Syntax: <text:span text:style-name="Source_20_Text">[captures](parameters) -&gt; return_type { body }</text:span>.</text:p>
        </text:list-item>
      </text:list>
      <text:p text:style-name="Text_20_body"><text:span text:style-name="Strong_20_Emphasis">Concurrency:</text:span></text:p>
      <text:list text:style-name="L16">
        <text:list-item>
          <text:p text:style-name="P32"><text:span text:style-name="Source_20_Text">std::thread</text:span> for creating and managing threads.</text:p>
        </text:list-item>
        <text:list-item>
          <text:p text:style-name="P31"><text:span text:style-name="Source_20_Text">std::mutex</text:span>, <text:span text:style-name="Source_20_Text">std::condition_variable</text:span> for synchronization.</text:p>
        </text:list-item>
      </text:list>
      <text:p text:style-name="Text_20_body"><text:span text:style-name="Strong_20_Emphasis">Iterators:</text:span></text:p>
      <text:list text:style-name="L17">
        <text:list-item>
          <text:p text:style-name="P34">Used to iterate over elements of containers.</text:p>
        </text:list-item>
        <text:list-item>
          <text:p text:style-name="P33">Allow traversal of containers in a generic and efficient manner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0:15.494978601</meta:creation-date>
    <dc:date>2024-04-07T12:08:30.513422000</dc:date>
    <meta:editing-duration>PT5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62" meta:word-count="387" meta:character-count="2513" meta:non-whitespace-character-count="2232"/>
  </office:meta>
</office:document-meta>
</file>